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language="es" fo:country="ES"/>
    </style:style>
    <style:style style:name="P2" style:family="paragraph" style:parent-style-name="Heading_20_2">
      <style:text-properties fo:language="es" fo:country="ES"/>
    </style:style>
    <style:style style:name="P3" style:family="paragraph" style:parent-style-name="Heading_20_2">
      <style:text-properties fo:language="es" fo:country="ES" officeooo:paragraph-rsid="000daf46"/>
    </style:style>
    <style:style style:name="P4" style:family="paragraph" style:parent-style-name="List_20_Bullet" style:list-style-name="L16" style:master-page-name="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language="es" fo:country="ES"/>
    </style:style>
    <style:style style:name="P5" style:family="paragraph" style:parent-style-name="List_20_Bullet" style:list-style-name="L16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language="es" fo:country="ES"/>
    </style:style>
    <style:style style:name="P6" style:family="paragraph" style:parent-style-name="List_20_Bullet" style:list-style-name="L17" style:master-page-name="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language="es" fo:country="ES"/>
    </style:style>
    <style:style style:name="P7" style:family="paragraph" style:parent-style-name="List_20_Bullet" style:list-style-name="L17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language="es" fo:country="ES"/>
    </style:style>
    <style:style style:name="P8" style:family="paragraph" style:parent-style-name="List_20_Bullet" style:list-style-name="L18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language="es" fo:country="ES"/>
    </style:style>
    <style:style style:name="P9" style:family="paragraph" style:parent-style-name="List_20_Bullet" style:list-style-name="L18" style:master-page-name="">
      <loext:graphic-properties draw:fill="none"/>
      <style:paragraph-properties fo:margin-left="0.499cm" fo:margin-right="0cm" fo:margin-top="0cm" fo:margin-bottom="0.353cm" style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language="es" fo:country="ES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language="es" fo:country="ES"/>
    </style:style>
    <style:style style:name="P12" style:family="paragraph" style:parent-style-name="Subtitle">
      <style:text-properties fo:language="es" fo:country="ES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officeooo:paragraph-rsid="000bbf70"/>
    </style:style>
    <style:style style:name="P15" style:family="paragraph" style:parent-style-name="Text_20_body" style:list-style-name="L6"/>
    <style:style style:name="P16" style:family="paragraph" style:parent-style-name="Text_20_body" style:list-style-name="L8"/>
    <style:style style:name="P17" style:family="paragraph" style:parent-style-name="Text_20_body" style:list-style-name="L10"/>
    <style:style style:name="P18" style:family="paragraph" style:parent-style-name="Text_20_body" style:list-style-name="L12"/>
    <style:style style:name="P19" style:family="paragraph" style:parent-style-name="Text_20_body" style:list-style-name="L14"/>
    <style:style style:name="P20" style:family="paragraph" style:parent-style-name="Text_20_body">
      <style:text-properties officeooo:paragraph-rsid="000bbf70"/>
    </style:style>
    <style:style style:name="P21" style:family="paragraph" style:parent-style-name="Text_20_body" style:list-style-name="L15" style:master-page-name="">
      <loext:graphic-properties draw:fill="none"/>
      <style:paragraph-properties fo:margin-left="0.499cm" fo:margin-right="0cm" fo:margin-top="0cm" fo:margin-bottom="0.212cm" style:contextual-spacing="false" fo:line-height="115%" fo:text-align="start" style:justify-single-word="false" fo:orphans="2" fo:widows="2" fo:text-indent="-0.499cm" style:auto-text-indent="false" style:page-number="auto" fo:background-color="transparent" style:writing-mode="lr-tb">
        <style:tab-stops>
          <style:tab-stop style:position="0.706cm"/>
        </style:tab-stops>
      </style:paragraph-properties>
      <style:text-properties officeooo:paragraph-rsid="000daf46"/>
    </style:style>
    <style:style style:name="P22" style:family="paragraph" style:parent-style-name="Text_20_body" style:list-style-name="L15">
      <loext:graphic-properties draw:fill="none"/>
      <style:paragraph-properties fo:margin-left="0.499cm" fo:margin-right="0cm" fo:margin-top="0cm" fo:margin-bottom="0.212cm" style:contextual-spacing="false" fo:line-height="115%" fo:text-align="start" style:justify-single-word="false" fo:orphans="2" fo:widows="2" fo:text-indent="-0.499cm" style:auto-text-indent="false" fo:background-color="transparent" style:writing-mode="lr-tb">
        <style:tab-stops>
          <style:tab-stop style:position="0.706cm"/>
        </style:tab-stops>
      </style:paragraph-properties>
      <style:text-properties officeooo:paragraph-rsid="000daf46"/>
    </style:style>
    <style:style style:name="P23" style:family="paragraph" style:parent-style-name="Title">
      <style:text-properties fo:language="es" fo:country="ES"/>
    </style:style>
    <style:style style:name="T1" style:family="text">
      <style:text-properties fo:language="es" fo:country="ES"/>
    </style:style>
    <style:style style:name="T2" style:family="text">
      <style:text-properties officeooo:rsid="000bbf70"/>
    </style:style>
    <style:style style:name="T3" style:family="text">
      <style:text-properties fo:font-size="10pt" officeooo:rsid="000bbf70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IES Nombre del Centro</text:p>
      <text:p text:style-name="P12">Asignatura: Inteligencia Artificial</text:p>
      <text:p text:style-name="P10"><text:line-break/><text:line-break/></text:p>
      <text:p text:style-name="P23">Trabajo: UD01A02</text:p>
      <text:p text:style-name="P12">Alumno: Apellido Nombre</text:p>
      <text:p text:style-name="P12">Fecha: Septiembre 2025</text:p>
      <text:p text:style-name="P10"/>
      <text:h text:style-name="P1" text:outline-level="1">Introducción</text:h>
      <text:p text:style-name="P10">En este documento se presentan las respuestas a las preguntas de la unidad didáctica UD01A02 relacionadas con los diferentes enfoques de la inteligencia artificial, aprendizaje automático y casos prácticos de aplicación. Se abordan conceptos de IA simbólica, Machine Learning clásico y Deep Learning, así como reflexiones sobre la importancia de los datos y los riesgos asociados a su sesgo.</text:p>
      <text:p text:style-name="P10"/>
      <text:h text:style-name="P1" text:outline-level="1">Desarrollo</text:h>
      <text:h text:style-name="P2" text:outline-level="2">1. Decide si son IA simbólica, ML clásico o Deep Learning:</text:h>
      <text:list xml:id="list2024014301" text:style-name="L17">
        <text:list-item>
          <text:p text:style-name="P6">- Un sistema experto médico de los 80. → IA simbólica.</text:p>
        </text:list-item>
        <text:list-item>
          <text:p text:style-name="P7">- Reconocimiento facial en el móvil. → Deep Learning.</text:p>
        </text:list-item>
        <text:list-item>
          <text:p text:style-name="P7">- Un chatbot basado en reglas (FAQ preprogramadas). → IA simbólica.</text:p>
        </text:list-item>
        <text:list-item>
          <text:p text:style-name="P7">- Netflix recomendando series. → Machine Learning clásico (filtrado colaborativo).</text:p>
        </text:list-item>
        <text:list-item>
          <text:p text:style-name="P7">- AlphaGo. → Deep Learning + Aprendizaje por refuerzo.</text:p>
        </text:list-item>
      </text:list>
      <text:h text:style-name="P2" text:outline-level="2">2. Agrupa por supervisada, no supervisada o por refuerzo:</text:h>
      <text:list xml:id="list1330000263" text:style-name="L16">
        <text:list-item>
          <text:p text:style-name="P4">- Caso 1: Clasificar correos como “spam/no spam”. → Supervisada.</text:p>
        </text:list-item>
        <text:list-item>
          <text:p text:style-name="P5">- Caso 2: Agrupar clientes por sus hábitos de compra. → No supervisada.</text:p>
        </text:list-item>
        <text:list-item>
          <text:p text:style-name="P5">- Caso 3: Un dron que aprende a volar evitando obstáculos. → Por refuerzo.</text:p>
        </text:list-item>
        <text:list-item>
          <text:p text:style-name="P5">- Caso 4: Predecir precio de casas según características. → Supervisada.</text:p>
        </text:list-item>
      </text:list>
      <text:h text:style-name="P2" text:outline-level="2">3. ¿Qué enfoque crees que es más usado en aplicaciones web hoy en día y por qué?</text:h>
      <text:p text:style-name="P11">Hoy en día el más usado es el Machine Learning clásico y el Deep Learning en algunos casos, principalmente porque permiten personalización (recomendaciones), predicciones en tiempo real y clasificación de datos de forma más eficiente que la IA simbólica. El Deep Learning se ha popularizado con procesamiento de imágenes y NLP.</text:p>
      <text:h text:style-name="P3" text:outline-level="2">4. Descarga este dataset Titanic <text:span text:style-name="T3">(https://www.kaggle.com/competitions/titanic/overview)</text:span></text:h>
      <text:list xml:id="list3872234551" text:style-name="L15">
        <text:list-item>
          <text:p text:style-name="P21"><text:span text:style-name="T1">- ¿Qué problemas hay?</text:span></text:p>
        </text:list-item>
        <text:list-item>
          <text:p text:style-name="P22"><text:span text:style-name="T1">- ¿Qué pasaría si entrenamos un modelo con datos incompletos?</text:span></text:p>
        </text:list-item>
        <text:list-item>
          <text:p text:style-name="P22"><text:span text:style-name="T1">- Haz limpieza básica con Pandas.</text:span></text:p>
        </text:list-item>
      </text:list>
      <text:h text:style-name="P2" text:outline-level="2">5. ¿Por qué se dice que “los datos son el nuevo petróleo”?</text:h>
      <text:p text:style-name="P10">Porque los datos en bruto no tienen valor hasta que se procesan, analizan y refinan, igual que el petróleo. Los datos impulsan modelos de IA, decisiones empresariales y nuevos productos, convirtiéndose en un recurso estratégico.</text:p>
      <text:h text:style-name="P2" text:outline-level="2">6. ¿Qué riesgos existen si los datos están sesgados?</text:h>
      <text:p text:style-name="P10">El principal riesgo es que el modelo aprenda y refuerce esos sesgos, lo que puede llevar a discriminación. Ejemplos: sistemas de selección de personal que penalizan a mujeres, algoritmos judiciales que perpetúan prejuicios raciales, o recomendaciones que excluyen minorías.</text:p>
      <text:h text:style-name="P2" text:outline-level="2">7. Imagina que queremos entrenar un sistema que recomiende restaurantes:</text:h>
      <text:list xml:id="list3197016547" text:style-name="L18">
        <text:list-item>
          <text:p text:style-name="P9">- Datos necesarios: ubicación de usuarios, tipos de cocina preferida, reseñas, horarios, precios, historial de visitas.</text:p>
        </text:list-item>
        <text:list-item>
          <text:p text:style-name="P8"><text:soft-page-break/>- Cómo recopilarlos: encuestas, aplicaciones móviles, datos públicos de Google Maps, Yelp o TripAdvisor.</text:p>
        </text:list-item>
        <text:list-item>
          <text:p text:style-name="P8">- Problemas éticos: privacidad de usuarios, manipulación de reseñas falsas, sesgo hacia restaurantes grandes frente a pequeños negocios locales.</text:p>
        </text:list-item>
      </text:list>
      <text:h text:style-name="P2" text:outline-level="2">8. Realiza los siguientes pasos y responde con Iris dataset <text:span text:style-name="T3">(https://scikit-learn.org/1.5/auto_examples/datasets/plot_iris_dataset.html)</text:span></text:h>
      <text:p text:style-name="Text_20_body"><text:span text:style-name="Strong_20_Emphasis"><text:span text:style-name="T1">Cargar el dataset Iris con scikit-learn.</text:span></text:span></text:p>
      <text:list xml:id="list458808146" text:style-name="L4">
        <text:list-item>
          <text:p text:style-name="P13">¿Cuántas muestras y cuántas clases tiene?</text:p>
        </text:list-item>
        <text:list-item>
          <text:p text:style-name="P14">¿Qué representan las features (columnas)?</text:p>
        </text:list-item>
      </text:list>
      <text:p text:style-name="P20"><text:span text:style-name="Strong_20_Emphasis">Exploración inicial</text:span></text:p>
      <text:list xml:id="list1590390605" text:style-name="L6">
        <text:list-item>
          <text:p text:style-name="P15">Mostrar las primeras 5 filas.</text:p>
        </text:list-item>
        <text:list-item>
          <text:p text:style-name="P15">Graficar un pairplot (usando seaborn.pairplot) coloreado por especie.</text:p>
        </text:list-item>
      </text:list>
      <text:p text:style-name="Text_20_body"><text:span text:style-name="Strong_20_Emphasis">División de datos</text:span></text:p>
      <text:list xml:id="list3405899067" text:style-name="L8">
        <text:list-item>
          <text:p text:style-name="P16">Separar en entrenamiento (70%) y prueba (30%) con train_test_split.</text:p>
        </text:list-item>
      </text:list>
      <text:p text:style-name="Text_20_body"><text:span text:style-name="Strong_20_Emphasis">Entrenamiento con KNN</text:span></text:p>
      <text:list xml:id="list2380484350" text:style-name="L10">
        <text:list-item>
          <text:p text:style-name="P17">Entrenar un clasificador KNeighborsClassifier con n_neighbors = 5.</text:p>
        </text:list-item>
        <text:list-item>
          <text:p text:style-name="P17">Predecir en el conjunto de prueba.</text:p>
        </text:list-item>
        <text:list-item>
          <text:p text:style-name="P17">Calcular accuracy, matriz de confusión y classification report.</text:p>
        </text:list-item>
      </text:list>
      <text:p text:style-name="Text_20_body"><text:span text:style-name="Strong_20_Emphasis">Entrenamiento con SVM</text:span></text:p>
      <text:list xml:id="list516217260" text:style-name="L12">
        <text:list-item>
          <text:p text:style-name="P18">Entrenar un clasificador SVC (con kernel lineal).</text:p>
        </text:list-item>
        <text:list-item>
          <text:p text:style-name="P18">Repetir la evaluación.</text:p>
        </text:list-item>
      </text:list>
      <text:p text:style-name="Text_20_body"><text:span text:style-name="Strong_20_Emphasis">Comparación de modelos</text:span></text:p>
      <text:list xml:id="list3056168461" text:style-name="L14">
        <text:list-item>
          <text:p text:style-name="P19">¿Cuál tiene mejor accuracy?</text:p>
        </text:list-item>
        <text:list-item>
          <text:p text:style-name="P19">¿Dónde se confunden más (mirando la matriz de confusión)?</text:p>
        </text:list-item>
      </text:list>
      <text:p text:style-name="P10"/>
      <text:p text:style-name="P10"/>
      <text:h text:style-name="P1" text:outline-level="1">Conclusiones</text:h>
      <text:p text:style-name="P10">La inteligencia artificial abarca distintos enfoques que han evolucionado a lo largo de la historia. La IA simbólica sentó las bases en los años 80, pero hoy en día los enfoques más utilizados en el ámbito tecnológico y en aplicaciones web son el Machine Learning y el Deep Learning. Estos permiten procesar grandes cantidades de datos y generar predicciones más precisas. Sin embargo, los riesgos asociados a los datos sesgados ponen de manifiesto la importancia de la ética en el desarrollo y aplicación de sistemas de IA.</text:p>
      <text:p text:style-name="P10"/>
      <text:h text:style-name="P1" text:outline-level="1">Bibliografía</text:h>
      <text:p text:style-name="P10">• Russell, S., &amp; Norvig, P. (2010). Artificial Intelligence: A Modern Approach. Prentice Hall.</text:p>
      <text:p text:style-name="P10">• Goodfellow, I., Bengio, Y., &amp; Courville, A. (2016). Deep Learning. MIT Press.</text:p>
      <text:p text:style-name="P10">• Documentación oficial de scikit-learn: https://scikit-learn.org/</text:p>
      <text:p text:style-name="P10">• Kaggle - Titanic Dataset: https://www.kaggle.com/competitions/titani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5-09-23T12:42:24.024059103</dc:date>
    <meta:editing-duration>PT10M8S</meta:editing-duration>
    <meta:generator>LibreOffice/7.3.7.2$Linux_X86_64 LibreOffice_project/30$Build-2</meta:generator>
    <meta:document-statistic meta:table-count="0" meta:image-count="0" meta:object-count="0" meta:page-count="6" meta:paragraph-count="60" meta:word-count="706" meta:character-count="4623" meta:non-whitespace-character-count="4001"/>
    <meta:user-defined meta:name="AppVersion">14.0000</meta:user-defined>
    <meta:template xlink:type="simple" xlink:actuate="onRequest" xlink:title="Normal.dotm" xlink:href=""/>
  </office:meta>
</office:document-meta>
</file>